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ato" officeooo:rsid="000c969b" officeooo:paragraph-rsid="000c969b"/>
    </style:style>
    <style:style style:name="P2" style:family="paragraph" style:parent-style-name="Standard" style:list-style-name="L1">
      <style:text-properties style:font-name="Lato Light" officeooo:rsid="000c969b" officeooo:paragraph-rsid="000c969b"/>
    </style:style>
    <style:style style:name="P3" style:family="paragraph" style:parent-style-name="Standard" style:list-style-name="L1">
      <style:text-properties style:font-name="Lato Light" officeooo:rsid="000e3610" officeooo:paragraph-rsid="000e3610"/>
    </style:style>
    <style:style style:name="P4" style:family="paragraph" style:parent-style-name="Standard" style:list-style-name="L1">
      <style:text-properties style:font-name="Lato Light" officeooo:rsid="0011da9b" officeooo:paragraph-rsid="0011da9b"/>
    </style:style>
    <style:style style:name="P5" style:family="paragraph" style:parent-style-name="Standard" style:list-style-name="L1">
      <style:text-properties style:font-name="Lato Light" officeooo:rsid="0012e8ca" officeooo:paragraph-rsid="0012e8ca"/>
    </style:style>
    <style:style style:name="P6" style:family="paragraph" style:parent-style-name="Standard" style:list-style-name="L1">
      <style:text-properties style:font-name="Lato Light" officeooo:rsid="001438d8" officeooo:paragraph-rsid="001438d8"/>
    </style:style>
    <style:style style:name="P7" style:family="paragraph" style:parent-style-name="Standard" style:list-style-name="L1">
      <style:text-properties style:font-name="Lato Light" officeooo:rsid="0015fcbb" officeooo:paragraph-rsid="0015fcbb"/>
    </style:style>
    <style:style style:name="P8" style:family="paragraph" style:parent-style-name="Standard" style:list-style-name="L1">
      <style:text-properties style:font-name="Lato Light" officeooo:rsid="0017c401" officeooo:paragraph-rsid="0017c401"/>
    </style:style>
    <style:style style:name="P9" style:family="paragraph" style:parent-style-name="Standard">
      <style:text-properties style:font-name="Lato Light" officeooo:rsid="0017c401" officeooo:paragraph-rsid="0017c401"/>
    </style:style>
    <style:style style:name="P10" style:family="paragraph" style:parent-style-name="Standard">
      <style:text-properties style:font-name="Lato Light" officeooo:rsid="0018627e" officeooo:paragraph-rsid="0018627e"/>
    </style:style>
    <style:style style:name="P11" style:family="paragraph" style:parent-style-name="Standard" style:list-style-name="L2">
      <style:text-properties style:font-name="Lato Light" officeooo:rsid="0018627e" officeooo:paragraph-rsid="0018627e"/>
    </style:style>
    <style:style style:name="P12" style:family="paragraph" style:parent-style-name="Standard" style:list-style-name="L2">
      <style:text-properties style:font-name="Lato Light" officeooo:rsid="001a2b39" officeooo:paragraph-rsid="001a2b39"/>
    </style:style>
    <style:style style:name="P13" style:family="paragraph" style:parent-style-name="Standard" style:list-style-name="L2">
      <style:text-properties style:font-name="Lato Light" officeooo:rsid="001ae671" officeooo:paragraph-rsid="001ae671"/>
    </style:style>
    <style:style style:name="P14" style:family="paragraph" style:parent-style-name="Standard" style:list-style-name="L2">
      <style:text-properties style:font-name="Lato Light" officeooo:rsid="001be9c3" officeooo:paragraph-rsid="001be9c3"/>
    </style:style>
    <style:style style:name="P15" style:family="paragraph" style:parent-style-name="Standard" style:list-style-name="L2">
      <style:text-properties style:font-name="Lato Light" officeooo:rsid="001fa855" officeooo:paragraph-rsid="001fa855"/>
    </style:style>
    <style:style style:name="P16" style:family="paragraph" style:parent-style-name="Standard" style:list-style-name="L2">
      <style:text-properties style:font-name="Lato Light" officeooo:rsid="0020eb19" officeooo:paragraph-rsid="0020eb19"/>
    </style:style>
    <style:style style:name="P17" style:family="paragraph" style:parent-style-name="Standard" style:list-style-name="L2">
      <style:text-properties style:font-name="Lato Light" officeooo:rsid="00219a5e" officeooo:paragraph-rsid="00219a5e"/>
    </style:style>
    <style:style style:name="P18" style:family="paragraph" style:parent-style-name="Standard" style:list-style-name="L2">
      <style:text-properties style:font-name="Lato Light" officeooo:rsid="0022ac4e" officeooo:paragraph-rsid="0022ac4e"/>
    </style:style>
    <style:style style:name="P19" style:family="paragraph" style:parent-style-name="Standard" style:list-style-name="L2">
      <style:text-properties style:font-name="Lato Light" officeooo:rsid="0022d761" officeooo:paragraph-rsid="0022d761"/>
    </style:style>
    <style:style style:name="P20" style:family="paragraph" style:parent-style-name="Standard" style:list-style-name="L2">
      <style:text-properties style:font-name="Lato Light" officeooo:rsid="0025754f" officeooo:paragraph-rsid="0025754f"/>
    </style:style>
    <style:style style:name="P21" style:family="paragraph" style:parent-style-name="Standard">
      <style:text-properties style:font-name="Lato Light" officeooo:rsid="002860f5" officeooo:paragraph-rsid="002860f5"/>
    </style:style>
    <style:style style:name="P22" style:family="paragraph" style:parent-style-name="Standard">
      <style:text-properties style:font-name="Lato Light" officeooo:rsid="002d62cc" officeooo:paragraph-rsid="002d62cc"/>
    </style:style>
    <style:style style:name="P23" style:family="paragraph" style:parent-style-name="Standard">
      <style:text-properties style:font-name="Lato Light" officeooo:rsid="002ebe1f" officeooo:paragraph-rsid="002ebe1f"/>
    </style:style>
    <style:style style:name="P24" style:family="paragraph" style:parent-style-name="Standard">
      <style:text-properties style:font-name="Lato Light" officeooo:rsid="002feed4" officeooo:paragraph-rsid="002feed4"/>
    </style:style>
    <style:style style:name="P25" style:family="paragraph" style:parent-style-name="Standard">
      <style:text-properties style:font-name="Lato Light" officeooo:rsid="0031bcd7" officeooo:paragraph-rsid="0031bcd7"/>
    </style:style>
    <style:style style:name="P26" style:family="paragraph" style:parent-style-name="Standard">
      <style:text-properties officeooo:paragraph-rsid="0031bcd7"/>
    </style:style>
    <style:style style:name="T1" style:family="text">
      <style:text-properties officeooo:rsid="001030f8"/>
    </style:style>
    <style:style style:name="T2" style:family="text">
      <style:text-properties officeooo:rsid="001438d8"/>
    </style:style>
    <style:style style:name="T3" style:family="text">
      <style:text-properties officeooo:rsid="00159cb7"/>
    </style:style>
    <style:style style:name="T4" style:family="text">
      <style:text-properties officeooo:rsid="001d4531"/>
    </style:style>
    <style:style style:name="T5" style:family="text">
      <style:text-properties officeooo:rsid="0020eb19"/>
    </style:style>
    <style:style style:name="T6" style:family="text">
      <style:text-properties officeooo:rsid="0034be3f"/>
    </style:style>
    <style:style style:name="T7" style:family="text">
      <style:text-properties style:font-name="Lato Light" officeooo:rsid="0031bcd7"/>
    </style:style>
    <style:style style:name="T8" style:family="text">
      <style:text-properties style:font-name="Lato Light" officeooo:rsid="0034be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ale yaz:</text:p>
      <text:list xml:id="list6186407865893253793" text:style-name="L1">
        <text:list-item>
          <text:p text:style-name="P2">Nasil – how to </text:p>
        </text:list-item>
        <text:list-item>
          <text:p text:style-name="P2">can't submit without picking category</text:p>
        </text:list-item>
        <text:list-item>
          <text:p text:style-name="P3"><text:span text:style-name="T1">parts, steps,</text:span> methods</text:p>
        </text:list-item>
        <text:list-item>
          <text:p text:style-name="P4">x only in second paragraph</text:p>
        </text:list-item>
        <text:list-item>
          <text:p text:style-name="P5">limit to up to 12 paragraphs <text:span text:style-name="T2">total</text:span></text:p>
        </text:list-item>
        <text:list-item>
          <text:p text:style-name="P6">limit <text:span text:style-name="T3">12 subtitles</text:span></text:p>
        </text:list-item>
        <text:list-item>
          <text:p text:style-name="P7">yenim goblo ebleh: add new part</text:p>
        </text:list-item>
        <text:list-item>
          <text:p text:style-name="P8">gonder: submit</text:p>
        </text:list-item>
      </text:list>
      <text:p text:style-name="P9"/>
      <text:p text:style-name="P10">Articles Mobile</text:p>
      <text:list xml:id="list5914629326532120709" text:style-name="L2">
        <text:list-item>
          <text:p text:style-name="P11">yazan: author</text:p>
        </text:list-item>
        <text:list-item>
          <text:p text:style-name="P11">yazar takip: follow author</text:p>
        </text:list-item>
        <text:list-item>
          <text:p text:style-name="P12">uye ol: signup, giris yap: login</text:p>
        </text:list-item>
        <text:list-item>
          <text:p text:style-name="P13">favorilerim: saved</text:p>
        </text:list-item>
        <text:list-item>
          <text:p text:style-name="P13">Cikis: logout</text:p>
        </text:list-item>
        <text:list-item>
          <text:p text:style-name="P13">ilitisem: contact</text:p>
        </text:list-item>
        <text:list-item>
          <text:p text:style-name="P13">switch logout and contact</text:p>
        </text:list-item>
        <text:list-item>
          <text:p text:style-name="P14">login with facebook under regular login<text:span text:style-name="T4">( facebook only)- use part from mobiel loginwith white backgrounds</text:span></text:p>
        </text:list-item>
        <text:list-item>
          <text:p text:style-name="P15">remove address <text:span text:style-name="T5">and contacts</text:span></text:p>
        </text:list-item>
        <text:list-item>
          <text:p text:style-name="P16">leave email</text:p>
        </text:list-item>
        <text:list-item>
          <text:p text:style-name="P17">kategori takip: follow category</text:p>
        </text:list-item>
        <text:list-item>
          <text:p text:style-name="P18">paylasim: sum shares of facebook and twitter</text:p>
        </text:list-item>
        <text:list-item>
          <text:p text:style-name="P19">bu makale: does this help you?</text:p>
        </text:list-item>
        <text:list-item>
          <text:p text:style-name="P20">Sizde: you can be an author too: link to write an article page</text:p>
        </text:list-item>
      </text:list>
      <text:p text:style-name="P21">mobile login</text:p>
      <text:p text:style-name="P21"/>
      <text:p text:style-name="P21">name</text:p>
      <text:p text:style-name="P21">lastname</text:p>
      <text:p text:style-name="P21">email</text:p>
      <text:p text:style-name="P21">username</text:p>
      <text:p text:style-name="P21">password</text:p>
      <text:p text:style-name="P21">password confirm</text:p>
      <text:p text:style-name="P21"/>
      <text:p text:style-name="P22">move login above signup</text:p>
      <text:p text:style-name="P22"/>
      <text:p text:style-name="P23">mobile profile</text:p>
      <text:p text:style-name="P23"/>
      <text:p text:style-name="P23">remove follow author when they are logged in</text:p>
      <text:p text:style-name="P23"/>
      <text:p text:style-name="P23">4 pictures: last four articles user wrote</text:p>
      <text:p text:style-name="P23"/>
      <text:p text:style-name="P24">katy: saved articles: only for owner</text:p>
      <text:p text:style-name="P24">duzen: edited articles</text:p>
      <text:p text:style-name="P24"><text:soft-page-break/>son: articles I wrote(remove son)</text:p>
      <text:p text:style-name="P24">make font of thse the same ^^</text:p>
      <text:p text:style-name="P24">switch middle with right</text:p>
      <text:p text:style-name="P24"/>
      <text:p text:style-name="P25">son yaz- different letter</text:p>
      <text:p text:style-name="P26"><text:span text:style-name="T7">yazdigi: </text:span><text:span text:style-name="T8">change to </text:span>Yazdıklar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2:14:56.152216548</meta:creation-date>
    <meta:editing-cycles>29</meta:editing-cycles>
    <meta:editing-duration>PT49M30S</meta:editing-duration>
    <dc:date>2015-06-10T13:06:05.334568663</dc:date>
    <meta:generator>LibreOffice/4.2.8.2$Linux_X86_64 LibreOffice_project/420m0$Build-2</meta:generator>
    <meta:document-statistic meta:table-count="0" meta:image-count="0" meta:object-count="0" meta:page-count="2" meta:paragraph-count="42" meta:word-count="196" meta:character-count="1079" meta:non-whitespace-character-count="945"/>
  </office:meta>
</office:document-meta>
</file>